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P2" style:parent-style-name="Textbody" style:family="paragraph">
      <style:text-properties fo:font-weight="bold" style:font-weight-asian="bold" style:font-weight-complex="bold"/>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text-properties fo:font-weight="bold" style:font-weight-asian="bold" style:font-weight-complex="bold"/>
    </style:style>
    <style:style style:name="P7" style:parent-style-name="Textbody" style:family="paragraph">
      <style:text-properties fo:font-weight="bold" style:font-weight-asian="bold" style:font-weight-complex="bold"/>
    </style:style>
    <style:style style:name="P8" style:parent-style-name="Textbody" style:family="paragraph">
      <style:text-properties fo:font-weight="bold" style:font-weight-asian="bold" style:font-weight-complex="bold"/>
    </style:style>
    <style:style style:name="P9" style:parent-style-name="Textbody" style:family="paragraph">
      <style:text-properties fo:font-weight="bold" style:font-weight-asian="bold" style:font-weight-complex="bold"/>
    </style:style>
    <style:style style:name="P10" style:parent-style-name="Textbody" style:family="paragraph">
      <style:text-properties fo:font-weight="bold" style:font-weight-asian="bold" style:font-weight-complex="bold"/>
    </style:style>
    <style:style style:name="P11" style:parent-style-name="Textbody" style:family="paragraph">
      <style:text-properties fo:font-weight="bold" style:font-weight-asian="bold" style:font-weight-complex="bold"/>
    </style:style>
    <style:style style:name="P12" style:parent-style-name="Textbody" style:family="paragraph">
      <style:text-properties fo:font-weight="bold" style:font-weight-asian="bold" style:font-weight-complex="bold"/>
    </style:style>
    <style:style style:name="P13" style:parent-style-name="Textbody" style:family="paragraph">
      <style:text-properties fo:font-weight="bold" style:font-weight-asian="bold" style:font-weight-complex="bold"/>
    </style:style>
    <style:style style:name="P14" style:parent-style-name="Textbody" style:family="paragraph">
      <style:text-properties fo:font-weight="bold" style:font-weight-asian="bold" style:font-weight-complex="bold"/>
    </style:style>
    <style:style style:name="P15" style:parent-style-name="Textbody" style:family="paragraph">
      <style:text-properties fo:font-weight="bold" style:font-weight-asian="bold" style:font-weight-complex="bold"/>
    </style:style>
    <style:style style:name="P16" style:parent-style-name="Textbody" style:family="paragraph">
      <style:text-properties fo:font-weight="bold" style:font-weight-asian="bold" style:font-weight-complex="bold"/>
    </style:style>
    <style:style style:name="P17" style:parent-style-name="Normal" style:family="paragraph">
      <style:text-properties style:rfc-language-tag="es-ES_tradnl" fo:language="es"/>
    </style:style>
    <style:style style:name="P18" style:parent-style-name="Normal" style:family="paragraph">
      <style:text-properties style:rfc-language-tag="es-ES_tradnl" fo:language="es"/>
    </style:style>
    <style:style style:name="P19" style:parent-style-name="Normal" style:family="paragraph">
      <style:text-properties style:rfc-language-tag="es-ES_tradnl" fo:language="es"/>
    </style:style>
    <style:style style:name="P20" style:parent-style-name="Normal" style:family="paragraph">
      <style:paragraph-properties fo:margin-left="2.95in">
        <style:tab-stops/>
      </style:paragraph-properties>
    </style:style>
    <style:style style:name="P21" style:parent-style-name="Normal" style:family="paragraph">
      <style:text-properties style:rfc-language-tag="es-ES_tradnl" fo:language="es"/>
    </style:style>
    <style:style style:name="P22" style:parent-style-name="Normal" style:family="paragraph">
      <style:text-properties style:rfc-language-tag="es-ES_tradnl" fo:language="es"/>
    </style:style>
    <style:style style:name="T23" style:parent-style-name="Fuentedepárrafopredeter." style:family="text">
      <style:text-properties style:rfc-language-tag="es-ES_tradnl" fo:language="es"/>
    </style:style>
    <style:style style:name="P24" style:parent-style-name="Normal" style:family="paragraph">
      <style:text-properties style:rfc-language-tag="es-ES_tradnl" fo:language="es"/>
    </style:style>
    <style:style style:name="P25" style:parent-style-name="Normal" style:family="paragraph">
      <style:text-properties style:rfc-language-tag="es-ES_tradnl" fo:language="es"/>
    </style:style>
    <style:style style:name="P26" style:parent-style-name="Normal" style:family="paragraph">
      <style:text-properties style:rfc-language-tag="es-ES_tradnl" fo:language="es"/>
    </style:style>
    <style:style style:name="P27" style:parent-style-name="Normal" style:family="paragraph">
      <style:text-properties style:rfc-language-tag="es-ES_tradnl" fo:language="es"/>
    </style:style>
    <style:style style:name="P28" style:parent-style-name="Normal" style:family="paragraph">
      <style:text-properties style:rfc-language-tag="es-ES_tradnl" fo:language="es"/>
    </style:style>
    <style:style style:name="P29" style:parent-style-name="Normal" style:family="paragraph">
      <style:text-properties style:rfc-language-tag="es-ES_tradnl" fo:language="es"/>
    </style:style>
    <style:style style:name="P30" style:parent-style-name="Normal" style:family="paragraph">
      <style:text-properties style:rfc-language-tag="es-ES_tradnl" fo:language="es"/>
    </style:style>
    <style:style style:name="P31" style:parent-style-name="Normal" style:family="paragraph">
      <style:text-properties style:rfc-language-tag="es-ES_tradnl" fo:language="es"/>
    </style:style>
    <style:style style:name="P32" style:parent-style-name="Normal" style:family="paragraph">
      <style:text-properties style:rfc-language-tag="es-ES_tradnl" fo:language="es"/>
    </style:style>
    <style:style style:name="P33" style:parent-style-name="Normal" style:family="paragraph">
      <style:text-properties style:rfc-language-tag="es-ES_tradnl" fo:language="es"/>
    </style:style>
    <style:style style:name="P34" style:parent-style-name="Normal" style:family="paragraph">
      <style:paragraph-properties fo:text-align="center"/>
      <style:text-properties style:rfc-language-tag="es-ES_tradnl" fo:language="es"/>
    </style:style>
    <style:style style:name="P35" style:parent-style-name="Normal" style:family="paragraph">
      <style:paragraph-properties fo:text-align="center"/>
      <style:text-properties style:rfc-language-tag="es-ES_tradnl" fo:language="es"/>
    </style:style>
    <style:style style:name="P36" style:parent-style-name="Normal" style:family="paragraph">
      <style:paragraph-properties fo:text-align="center"/>
      <style:text-properties style:rfc-language-tag="es-ES_tradnl" fo:language="es"/>
    </style:style>
    <style:style style:name="P37" style:parent-style-name="Normal" style:family="paragraph">
      <style:paragraph-properties fo:text-align="justify"/>
      <style:text-properties style:rfc-language-tag="es-ES_tradnl" fo:language="es"/>
    </style:style>
    <style:style style:name="P38" style:parent-style-name="Normal" style:family="paragraph">
      <style:paragraph-properties fo:text-align="justify"/>
      <style:text-properties style:rfc-language-tag="es-ES_tradnl" fo:language="es"/>
    </style:style>
    <style:style style:name="P39" style:parent-style-name="Normal" style:family="paragraph">
      <style:paragraph-properties fo:text-align="center" fo:line-height="150%"/>
      <style:text-properties style:rfc-language-tag="es-ES_tradnl" fo:language="es"/>
    </style:style>
    <style:style style:name="P40" style:parent-style-name="Normal" style:family="paragraph">
      <style:paragraph-properties fo:text-align="justify" fo:line-height="150%"/>
      <style:text-properties style:rfc-language-tag="es-ES_tradnl" fo:language="es"/>
    </style:style>
    <style:style style:name="P41" style:parent-style-name="Normal" style:family="paragraph">
      <style:paragraph-properties fo:text-align="justify" fo:line-height="150%"/>
      <style:text-properties style:rfc-language-tag="es-ES_tradnl" fo:language="es"/>
    </style:style>
    <style:style style:name="P42" style:parent-style-name="Normal" style:family="paragraph">
      <style:paragraph-properties fo:text-align="justify" fo:line-height="150%"/>
      <style:text-properties style:rfc-language-tag="es-ES_tradnl" fo:language="es"/>
    </style:style>
    <style:style style:name="P43" style:parent-style-name="Normal" style:family="paragraph">
      <style:paragraph-properties fo:text-align="justify" fo:line-height="150%"/>
      <style:text-properties style:rfc-language-tag="es-ES_tradnl" fo:language="es"/>
    </style:style>
    <style:style style:name="P44" style:parent-style-name="Normal" style:family="paragraph">
      <style:paragraph-properties fo:text-align="justify" fo:line-height="150%" fo:margin-left="2.95in">
        <style:tab-stops/>
      </style:paragraph-properties>
      <style:text-properties style:rfc-language-tag="es-ES_tradnl" fo:language="es"/>
    </style:style>
    <style:style style:name="P45" style:parent-style-name="Normal" style:family="paragraph">
      <style:paragraph-properties fo:text-align="justify" fo:line-height="150%" fo:margin-left="2.95in">
        <style:tab-stops/>
      </style:paragraph-properties>
      <style:text-properties style:rfc-language-tag="es-ES_tradnl" fo:language="es"/>
    </style:style>
    <style:style style:name="P46" style:parent-style-name="Normal" style:family="paragraph">
      <style:paragraph-properties fo:text-align="justify" fo:line-height="150%" fo:margin-left="2.95in">
        <style:tab-stops/>
      </style:paragraph-properties>
      <style:text-properties style:rfc-language-tag="es-ES_tradnl" fo:language="es"/>
    </style:style>
    <style:style style:name="P47" style:parent-style-name="Normal" style:family="paragraph">
      <style:paragraph-properties fo:text-align="justify" fo:line-height="150%" fo:margin-left="2.95in">
        <style:tab-stops/>
      </style:paragraph-properties>
      <style:text-properties style:rfc-language-tag="es-ES_tradnl" fo:language="es"/>
    </style:style>
    <style:style style:name="P48" style:parent-style-name="Textbody" style:family="paragraph">
      <style:text-properties style:rfc-language-tag="es-ES_tradnl" fo:language="es"/>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tab/><text:tab/><text:tab/><text:tab/><text:tab/>HISTORIA DE INTERNET</text:p>
      <text:p text:style-name="Textbody">INTRODUCCIÓN</text:p>
      <text:p text:style-name="Textbody">Algunos definen Internet como "La Red de Redes", y otros como "La Autopista de la Información".</text:p>
      <text:p text:style-name="Textbody">Efectivamente, Internet es una Red de Redes porque está hecha a base de unir muchas redes<text:s/>locales de ordenadores, o sea de unos pocos ordenadores en un mismo edificio o empresa. Además, ésta es "La Red de Redes" porque es la más grande. Prácticamente todos los países del mundo tienen acceso a Internet. En algunos, como los del Tercer Mundo, sólo acceden los multimillonarios y en otros como USA o los países más desarrollados de<text:s/><text:bookmark-start text:name="autolink"/><text:bookmark-end text:name="autolink"/>Europa, no es difícil conectarse.</text:p>
      <text:p text:style-name="Textbody">Por la Red Internet circulan constantemente cantidades increíbles de información. Por este motivo se le llama también La Autopista de la<text:s/>Información. Hay 50 millones de "Internautas", es decir, de personas que "navegan" por Internet en todo el Mundo. Se dice "navegar" porque es normal el ver información que proviene de muchas partes distintas del Mundo en una sola sesión.</text:p>
      <text:p text:style-name="Textbody"><text:bookmark-start text:name="his"/><text:bookmark-start text:name="_Toc391185343"/><text:bookmark-end text:name="his"/><text:bookmark-end text:name="_Toc391185343"/>HISTORIA DE INTERNET</text:p>
      <text:p text:style-name="Textbody">Internet nació en EE.UU. hace unos 30 años. Un<text:s/><text:bookmark-start text:name="autolink3"/><text:bookmark-end text:name="autolink3"/>proyec tomilitar llamado ARPANET pretendía poner en contacto una importante cantidad de ordenadores de las instalaciones del ejercito de EE.UU. Este proyecto gastó mucho<text:s/><text:bookmark-start text:name="autolink2"/><text:bookmark-end text:name="autolink2"/>dinero y recursos en construir la red de ordenadores más grande en aquella época.</text:p>
      <text:p text:style-name="Textbody">SERVICIOS DE INTERNET</text:p>
      <text:p text:style-name="Textbody">Las posibilidades que ofrece Internet se denominan servicios. Cada servicio es una manera de sacarle provecho a la Red independiente de las demás. Una persona podría especializarse en el<text:s/>manejo de sólo uno de estos servicios sin necesidad de saber nada de los otros. Sin embargo, es conveniente conocer todo lo que puede ofrecer Internet, para poder trabajar con lo que más nos interese.</text:p>
      <text:p text:style-name="Textbody">SERVICIO CORREO</text:p>
      <text:p text:style-name="Textbody">El<text:s/><text:bookmark-start text:name="autolink15"/><text:bookmark-end text:name="autolink15"/>Correo Electrónico nos permite enviar<text:s/><text:bookmark-start text:name="autolink14"/><text:bookmark-end text:name="autolink14"/>cartas escritas con el ordenador a otras personas que tengan acceso a la Red. Las cartas quedan acumuladas en Internet hasta el momento en que se piden. Es entonces cuando son enviadas al ordenador del destinatario para que pueda leerlas. El correo electrónico es casi instantáneo, a diferencia del correo normal, y además muy barato. Podemos cartearnos con cualquier persona del Mundo que disponga de conexión a Internet.</text:p>
      <text:p text:style-name="Textbody">SERVICIO FTP</text:p>
      <text:p text:style-name="Textbody">El FTP (File Transfer Protocol) nos permite enviar ficheros de datos por Internet. Ya no es necesario guardar la información en disquetes para usarla en otro ordenador. Con este servicio, muchas empresas informáticas han podido enviar sus<text:s/><text:bookmark-start text:name="autolink25"/><text:bookmark-end text:name="autolink25"/>productosa personas de todo el mundo sin necesidad de gastar dinero en miles de disquetes ni envíos. Muchos particulares hacen uso de este servicio para, por ejemplo, dar a conocer sus creaciones informáticas a nivel mundial.</text:p>
      <text:p text:style-name="Textbody">EL SERVICIO IRC</text:p>
      <text:p text:style-name="Textbody">El servicio IRC (Internet Relay<text:s/><text:bookmark-start text:name="autolink29"/><text:bookmark-end text:name="autolink29"/>Chat) nos permite entablar una conversación en tiempo real con una o varias personas por medio de texto. Todo lo que escribimos en el teclado aparece en las pantallas de los que participan de la charla. También permite el envío de<text:s/><text:bookmark-start text:name="autolink28"/><text:bookmark-end text:name="autolink28"/>imágenes u otro tipo de ficheros mientras se dialoga.</text:p>
      <text:p text:style-name="Textbody">ESTRUCTURA DE LA RED INTERNET</text:p>
      <text:p text:style-name="Textbody"><text:bookmark-start text:name="_Toc386630917"/><text:bookmark-end text:name="_Toc386630917"/>En los últimos años se han desarrollado grandes redes que unían ordenadores de empresas o de particulares. Estas redes, eran de tipo LAN o WAN. Internet es otra Red que está por encima de éstas y que las une a todas.</text:p>
      <text:p text:style-name="Textbody">Tenemos como ejemplo los conocidos<text:s/>"Servicios On-Line" en EE.UU. Son redes de ordenadores a<text:s/><text:soft-page-break/>los que se podían conectar particulares con el fin de conseguir programas o contactar con otros usuarios por correo. A estas redes se subscribían los usuarios pagando una cuota. "America On-Line", "Compuserver" ó "The<text:s/><text:bookmark-start text:name="autolink31"/><text:bookmark-end text:name="autolink31"/>MicrosoftNetwork" son algunas de éstas redes. Con la llegada de Internet, los usuarios de estas redes disponen de más alcance puesto que se les permite contactar con ordenadores que están fuera de su Red, o sea en Internet.</text:p>
      <text:p text:style-name="Textbody">DIRECCIONES<text:s/>IP Y NOMBRE DE DOMINIO</text:p>
      <text:p text:style-name="Textbody">Cada ordenador que se conecta a Internet se identifica por medio de una dirección IP. Ésta se compone de 4 números comprendidos entre el 0 y el 255 ambos inclusive y separados por puntos. Así, por ejemplo, una dirección IP podría ser: 155.210.13.45.</text:p>
      <text:p text:style-name="Textbody">DIRECCION IP</text:p>
      <text:p text:style-name="Textbody">Cada número de la dirección IP indica una sub-red de Internet. Hay 4 números en la dirección, lo que quiere decir que hay 4 niveles de profundidad en la distribución jerárquica de la Red Internet.</text:p>
      <text:p text:style-name="Textbody">DISTRIBUCIÓN IP</text:p>
      <text:p text:style-name="Textbody">Esta distribución jerárquica de la Red Internet, permite enviar y recibir rápidamente paquetes de información entre dos ordenadores conectados en cualquier parte del Mundo a Internet, y desde cualquier sub-red a la que pertenezcan.</text:p>
      <text:p text:style-name="Textbody"><text:bookmark-start text:name="conexion"/><text:bookmark-start text:name="_Toc391185349"/><text:bookmark-start text:name="_Toc386630919"/><text:bookmark-start text:name="cone"/><text:bookmark-end text:name="conexion"/><text:bookmark-end text:name="_Toc391185349"/><text:bookmark-end text:name="_Toc386630919"/><text:bookmark-end text:name="cone"/>CONEXIÓN A LA RED</text:p>
      <text:p text:style-name="Textbody">Los ordenadores domésticos acceden a Internet a través de la línea telefónica. Podemos aprovechar la línea que casi todos tenemos en casa. Normalmente, esta línea telefónica tiene un conector en la pared, al que se suele enchufar el<text:s/><text:bookmark-start text:name="autolink49"/><text:bookmark-end text:name="autolink49"/>teléfono. Para poder enchufar nuestro ordenador a este conector debemos disponer de un módem, que viene con un cable de teléfono. Este aparato sirve para que el ordenador pueda comunicarse a través del teléfono con otros ordenadores.</text:p>
      <text:p text:style-name="Textbody">Con el fin de evitar enchufar y desenchufar el módem y el teléfono cada vez que conectamos con Internet, casi todos los módems tienen dos conectores: "Phone" y "Line-In". Tenemos que conectar el cable que viene con el módem al conector "Line-In" (entrada de la línea), y por el otro extremo, lo conectamos a la clavija<text:s/>de la línea telefónica, o sea, donde antes teníamos enchufado el teléfono.</text:p>
      <text:p text:style-name="Textbody"/>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soft-page-break/>
      <text:p text:style-name="P16">TEXTO PARA COMBINACION Y CORRESPONDENCIA</text:p>
      <text:p text:style-name="P17">Universidad de Alicante.</text:p>
      <text:p text:style-name="P18">Campus San Vicente</text:p>
      <text:p text:style-name="P19">03005 Alicante</text:p>
      <text:p text:style-name="P20"><draw:frame draw:z-index="251659264" draw:id="id0" draw:style-name="a0" draw:name="Cuadro de texto 1" text:anchor-type="paragraph" svg:x="2.71875in" svg:y="0.13681in" svg:width="3in" svg:height="0.8in" style:rel-width="scale" style:rel-height="scale"><draw:text-box><text:p text:style-name="P21">&lt;&lt;Nombre_y_apellido&gt;&gt;</text:p><text:p text:style-name="P22">&lt;&lt;dirección&gt;&gt;</text:p><text:p text:style-name="Normal"><text:span text:style-name="T23">&lt;&lt;cp_pob&gt;&gt;</text:span></text:p><text:p text:style-name="Normal"/></draw:text-box><svg:title/><svg:desc/></draw:frame></text:p>
      <text:p text:style-name="P24"/>
      <text:p text:style-name="P25"/>
      <text:p text:style-name="P26"/>
      <text:p text:style-name="P27"/>
      <text:p text:style-name="P28"/>
      <text:p text:style-name="P29"/>
      <text:p text:style-name="P30">Sección: PERSONAL</text:p>
      <text:p text:style-name="P31">S/ref:<text:s/></text:p>
      <text:p text:style-name="P32">N/ref: &lt;&lt;ref&gt;&gt;</text:p>
      <text:p text:style-name="P33"/>
      <text:p text:style-name="P34">Alicante, a &lt;&lt;XX&gt;&gt; de &lt;&lt;XXXXX&gt;&gt; <text:s/>de &lt;&lt;XXXX&gt;&gt;</text:p>
      <text:p text:style-name="P35"/>
      <text:p text:style-name="P36"/>
      <text:p text:style-name="P37">Estimado &lt;&lt;señor_señora&gt;&gt;:</text:p>
      <text:p text:style-name="P38"/>
      <text:p text:style-name="Textoindependiente"><text:tab/>Habiendo sido inicialmente seleccionado/a, rogamos se persone el próximo día &lt;&lt;dia_mes_año&gt;&gt;, a las &lt;&lt;horas&gt;&gt;, en nuestras oficinas:</text:p>
      <text:p text:style-name="P39">Paseo de Zorrilla, nº 37</text:p>
      <text:p text:style-name="P40">a fin de realizar el correspondiente examen de solicitud.</text:p>
      <text:p text:style-name="P41"/>
      <text:p text:style-name="P42">Caso que hubiere alguna dificultad o que el asunto no continuara siendo de su interés, agradeceríamos nos lo comunicara.</text:p>
      <text:p text:style-name="P43"/>
      <text:p text:style-name="P44">Muy atentamente;</text:p>
      <text:p text:style-name="P45"/>
      <text:p text:style-name="P46"/>
      <text:p text:style-name="P47">Fdo: Gerente encargado contratación.</text:p>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oindependiente" style:display-name="Texto independiente" style:family="paragraph" style:parent-style-name="Normal">
      <style:paragraph-properties fo:widows="2" fo:orphans="2" fo:text-align="justify" style:vertical-align="auto" fo:line-height="150%"/>
      <style:text-properties style:font-name="Arial" style:font-name-asian="Times New Roman" style:font-name-complex="Times New Roman" style:letter-kerning="false" fo:font-size="11pt" style:font-size-asian="11pt" style:font-size-complex="10pt" style:rfc-language-tag="es-ES_tradnl" fo:language="es" style:language-asian="es" style:country-asian="ES" style:language-complex="ar" style:country-complex="SA" fo:hyphenate="true"/>
    </style:style>
    <style:style style:name="TextoindependienteCar" style:display-name="Texto independiente Car" style:family="text" style:parent-style-name="Fuentedepárrafopredeter.">
      <style:text-properties style:font-name="Arial" style:font-name-asian="Times New Roman" style:font-name-complex="Times New Roman" style:letter-kerning="false" fo:font-size="11pt" style:font-size-asian="11pt" style:font-size-complex="10pt" style:rfc-language-tag="es-ES_tradnl" fo:language="es" style:language-asian="es" style:country-asian="E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edro José Morcillo Moreno</meta:initial-creator>
    <dc:creator>mariela martinez</dc:creator>
    <meta:creation-date>2011-02-08T12:17:00Z</meta:creation-date>
    <dc:date>2020-12-14T08:30:00Z</dc:date>
    <meta:template xlink:href="Normal.dotm" xlink:type="simple"/>
    <meta:editing-cycles>3</meta:editing-cycles>
    <meta:editing-duration>PT149100S</meta:editing-duration>
    <meta:document-statistic meta:page-count="3" meta:paragraph-count="12" meta:word-count="928" meta:character-count="6024" meta:row-count="42" meta:non-whitespace-character-count="5108"/>
  </office:meta>
</office:document-meta>
</file>